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bf44" draw:textarea-horizontal-align="justify" draw:textarea-vertical-align="middle" draw:auto-grow-height="false" fo:min-height="2.798cm" fo:min-width="5.85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2.798cm" fo:min-width="5.85cm"/>
    </style:style>
    <style:style style:name="gr3" style:family="graphic" style:parent-style-name="standard">
      <style:graphic-properties draw:fill-color="#fff450" draw:textarea-horizontal-align="justify" draw:textarea-vertical-align="middle" draw:auto-grow-height="false" fo:min-height="6.1cm" fo:min-width="5.85cm"/>
    </style:style>
    <style:style style:name="gr4" style:family="graphic" style:parent-style-name="standard">
      <style:graphic-properties draw:fill-color="#fdb94d" draw:textarea-horizontal-align="justify" draw:textarea-vertical-align="middle" draw:auto-grow-height="false" fo:min-height="2.036cm" fo:min-width="5.85cm"/>
    </style:style>
    <style:style style:name="gr5" style:family="graphic" style:parent-style-name="standard">
      <style:graphic-properties draw:fill-color="#fdb94d" draw:textarea-horizontal-align="justify" draw:textarea-vertical-align="middle" draw:auto-grow-height="false" fo:min-height="2.298cm" fo:min-width="5.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72bf44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dddddd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450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db94d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1.583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051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35cm" svg:height="3.048cm" svg:x="2.524cm" svg:y="6.031cm">
          <text:p text:style-name="P1"><text:span text:style-name="T1">Pipeline Definition </text:span></text:p>
          <text:p text:style-name="P1"><text:span text:style-name="T1">for Configuration </text:span></text:p>
          <text:p text:style-name="P1"><text:span text:style-name="T1">and Seed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35cm" svg:height="3.048cm" svg:x="12.622cm" svg:y="19.25cm">
          <text:p text:style-name="P1"><text:span text:style-name="T1">init.groovy.d baked </text:span></text:p>
          <text:p text:style-name="P1"><text:span text:style-name="T1">in Docker 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35cm" svg:height="3.048cm" svg:x="2.397cm" svg:y="19.25cm">
          <text:p text:style-name="P1"><text:span text:style-name="T1">Initial Job Interface </text:span></text:p>
          <text:p text:style-name="P1"><text:span text:style-name="T1">for Configuration </text:span></text:p>
          <text:p text:style-name="P1"><text:span text:style-name="T1">and See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6.35cm" svg:height="6.35cm" svg:x="2.505cm" svg:y="10.406cm">
          <text:p text:style-name="P1"><text:span text:style-name="T1">Con</text:span><text:span text:style-name="T1">figur</text:span><text:span text:style-name="T1">atio</text:span><text:span text:style-name="T1">n </text:span></text:p>
          <text:p text:style-name="P1"><text:span text:style-name="T1">Scri</text:span><text:span text:style-name="T1">pts </text:span><text:span text:style-name="T1">and </text:span><text:span text:style-name="T1">Cas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6.35cm" svg:height="2.286cm" svg:x="12.641cm" svg:y="14.562cm">
          <text:p text:style-name="P1"><text:span text:style-name="T1">JobD</text:span><text:span text:style-name="T1">SL </text:span><text:span text:style-name="T1">Scrip</text:span><text:span text:style-name="T1">t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6.35cm" svg:height="2.548cm" svg:x="12.668cm" svg:y="10.525cm">
          <text:p text:style-name="P1"><text:span text:style-name="T1">Job Interfaces </text:span></text:p>
          <text:p text:style-name="P1"><text:span text:style-name="T1">for Builds/Deploy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.35cm" svg:height="3.048cm" svg:x="12.695cm" svg:y="6.061cm">
          <text:p text:style-name="P1"><text:span text:style-name="T1">Pipeline Definitions </text:span></text:p>
          <text:p text:style-name="P1"><text:span text:style-name="T1">for Builds/Deploys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2.622cm" svg:y1="20.774cm" svg:x2="8.747cm" svg:y2="20.774cm" draw:start-shape="id1" draw:start-glue-point="3" draw:end-shape="id2" draw:end-glue-point="1" svg:d="M12622 20774h-3875" svg:viewBox="0 0 3876 1">
          <text:p text:style-name="P6"/>
          <text:p text:style-name="P6"/>
          <text:p text:style-name="P6"><text:span text:style-name="T1">1.</text:span> Creates</text:p>
        </draw:connector>
        <draw:connector draw:style-name="gr6" draw:text-style-name="P7" draw:layer="layout" svg:x1="2.397cm" svg:y1="20.774cm" svg:x2="2.524cm" svg:y2="7.555cm" draw:start-shape="id2" draw:start-glue-point="3" draw:end-shape="id3" svg:d="M2397 20774h-501v-13219h628" svg:viewBox="0 0 629 13220">
          <text:p text:style-name="P8"><text:span text:style-name="T1"/></text:p>
          <text:p text:style-name="P8"><text:span text:style-name="T1"/></text:p>
          <text:p text:style-name="P8"><text:span text:style-name="T1"/></text:p>
          <text:p text:style-name="P9"><text:span text:style-name="T1"><text:s text:c="11"/></text:span></text:p>
          <text:p text:style-name="P9"><text:span text:style-name="T1"/></text:p>
          <text:p text:style-name="P9"><text:span text:style-name="T1"/></text:p>
          <text:p text:style-name="P9"><text:span text:style-name="T1"><text:s text:c="19"/></text:span><text:span text:style-name="T1">2.</text:span> Pulls and </text:p>
          <text:p text:style-name="P10"><text:s text:c="14"/>Executes</text:p>
        </draw:connector>
        <draw:connector draw:style-name="gr6" draw:text-style-name="P7" draw:layer="layout" svg:x1="5.699cm" svg:y1="9.079cm" svg:x2="5.68cm" svg:y2="10.406cm" draw:start-shape="id3" draw:start-glue-point="2" draw:end-shape="id4" svg:d="M5699 9079v664h-19v663" svg:viewBox="0 0 20 1328">
          <text:p text:style-name="P6"><text:s text:c="21"/><text:span text:style-name="T1">3.</text:span> Executes</text:p>
        </draw:connector>
        <draw:connector draw:style-name="gr6" draw:text-style-name="P7" draw:layer="layout" svg:x1="8.874cm" svg:y1="7.555cm" svg:x2="12.641cm" svg:y2="15.705cm" draw:start-shape="id3" draw:start-glue-point="1" draw:end-shape="id5" svg:d="M8874 7555h1884v8150h1883" svg:viewBox="0 0 3768 8151"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>4.</text:span> Executes</text:p>
        </draw:connector>
        <draw:connector draw:style-name="gr6" draw:text-style-name="P7" draw:layer="layout" svg:x1="15.816cm" svg:y1="14.562cm" svg:x2="15.843cm" svg:y2="13.073cm" draw:start-shape="id5" draw:start-glue-point="0" draw:end-shape="id6" draw:end-glue-point="2" svg:d="M15816 14562v-744h27v-745" svg:viewBox="0 0 28 1490">
          <text:p text:style-name="P6"><text:s text:c="19"/><text:span text:style-name="T1">6.</text:span> Creates</text:p>
        </draw:connector>
        <draw:connector draw:style-name="gr6" draw:text-style-name="P7" draw:layer="layout" svg:x1="15.843cm" svg:y1="10.525cm" svg:x2="15.87cm" svg:y2="9.109cm" draw:start-shape="id6" draw:start-glue-point="0" draw:end-shape="id7" draw:end-glue-point="2" svg:d="M15843 10525v-708h27v-708" svg:viewBox="0 0 28 1417">
          <text:p text:style-name="P6"><text:span text:style-name="T1"><text:s text:c="19"/></text:span><text:span text:style-name="T1">7.</text:span> Trigger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17:22:11.903259617</meta:creation-date>
    <meta:generator>LibreOffice/6.0.7.3.0$Linux_X86_64 LibreOffice_project/00m0$Build-3</meta:generator>
    <dc:date>2019-03-03T18:02:19.799036551</dc:date>
    <meta:editing-duration>PT29M52S</meta:editing-duration>
    <meta:editing-cycles>7</meta:editing-cycles>
    <meta:document-statistic meta:object-count="13"/>
  </office:meta>
</office:document-meta>
</file>